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4 and ((x1 and X2 and X3) xor not (x2 xor x3)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2 X3 XOR X2 X1 AND OR NOT X4 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q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*[.D4]+2*[.C4]+4*[.B4]+8*[.A4]" office:value-type="float" office:value="0" calcext:value-type="float">
            <text:p>0</text:p>
          </table:table-cell>
          <table:table-cell table:style-name="ce2" table:formula="of:=AND(NOT(OR(XOR([.B4];[.C4]);AND([.A4];[.B4])));[.D4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*[.D5]+2*[.C5]+4*[.B5]+8*[.A5]" office:value-type="float" office:value="1" calcext:value-type="float">
            <text:p>1</text:p>
          </table:table-cell>
          <table:table-cell table:style-name="ce2" table:formula="of:=AND(NOT(OR(XOR([.B5];[.C5]);AND([.A5];[.B5])));[.D5])" office:value-type="boolean" office:boolean-value="true" calcext:value-type="boolean">
            <text:p>TRU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*[.D6]+2*[.C6]+4*[.B6]+8*[.A6]" office:value-type="float" office:value="2" calcext:value-type="float">
            <text:p>2</text:p>
          </table:table-cell>
          <table:table-cell table:style-name="ce2" table:formula="of:=AND(NOT(OR(XOR([.B6];[.C6]);AND([.A6];[.B6])));[.D6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*[.D7]+2*[.C7]+4*[.B7]+8*[.A7]" office:value-type="float" office:value="3" calcext:value-type="float">
            <text:p>3</text:p>
          </table:table-cell>
          <table:table-cell table:style-name="ce2" table:formula="of:=AND(NOT(OR(XOR([.B7];[.C7]);AND([.A7];[.B7])));[.D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*[.D8]+2*[.C8]+4*[.B8]+8*[.A8]" office:value-type="float" office:value="4" calcext:value-type="float">
            <text:p>4</text:p>
          </table:table-cell>
          <table:table-cell table:style-name="ce2" table:formula="of:=AND(NOT(OR(XOR([.B8];[.C8]);AND([.A8];[.B8])));[.D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*[.D9]+2*[.C9]+4*[.B9]+8*[.A9]" office:value-type="float" office:value="5" calcext:value-type="float">
            <text:p>5</text:p>
          </table:table-cell>
          <table:table-cell table:style-name="ce2" table:formula="of:=AND(NOT(OR(XOR([.B9];[.C9]);AND([.A9];[.B9])));[.D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*[.D10]+2*[.C10]+4*[.B10]+8*[.A10]" office:value-type="float" office:value="6" calcext:value-type="float">
            <text:p>6</text:p>
          </table:table-cell>
          <table:table-cell table:style-name="ce2" table:formula="of:=AND(NOT(OR(XOR([.B10];[.C10]);AND([.A10];[.B10])));[.D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*[.D11]+2*[.C11]+4*[.B11]+8*[.A11]" office:value-type="float" office:value="7" calcext:value-type="float">
            <text:p>7</text:p>
          </table:table-cell>
          <table:table-cell table:style-name="ce2" table:formula="of:=AND(NOT(OR(XOR([.B11];[.C11]);AND([.A11];[.B11])));[.D1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*[.D12]+2*[.C12]+4*[.B12]+8*[.A12]" office:value-type="float" office:value="8" calcext:value-type="float">
            <text:p>8</text:p>
          </table:table-cell>
          <table:table-cell table:style-name="ce2" table:formula="of:=AND(NOT(OR(XOR([.B12];[.C12]);AND([.A12];[.B12])));[.D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*[.D13]+2*[.C13]+4*[.B13]+8*[.A13]" office:value-type="float" office:value="9" calcext:value-type="float">
            <text:p>9</text:p>
          </table:table-cell>
          <table:table-cell table:style-name="ce2" table:formula="of:=AND(NOT(OR(XOR([.B13];[.C13]);AND([.A13];[.B13])));[.D1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*[.D14]+2*[.C14]+4*[.B14]+8*[.A14]" office:value-type="float" office:value="10" calcext:value-type="float">
            <text:p>10</text:p>
          </table:table-cell>
          <table:table-cell table:style-name="ce2" table:formula="of:=AND(NOT(OR(XOR([.B14];[.C14]);AND([.A14];[.B14])));[.D1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*[.D15]+2*[.C15]+4*[.B15]+8*[.A15]" office:value-type="float" office:value="11" calcext:value-type="float">
            <text:p>11</text:p>
          </table:table-cell>
          <table:table-cell table:style-name="ce2" table:formula="of:=AND(NOT(OR(XOR([.B15];[.C15]);AND([.A15];[.B15])));[.D1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*[.D16]+2*[.C16]+4*[.B16]+8*[.A16]" office:value-type="float" office:value="12" calcext:value-type="float">
            <text:p>12</text:p>
          </table:table-cell>
          <table:table-cell table:style-name="ce2" table:formula="of:=AND(NOT(OR(XOR([.B16];[.C16]);AND([.A16];[.B16])));[.D16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*[.D17]+2*[.C17]+4*[.B17]+8*[.A17]" office:value-type="float" office:value="13" calcext:value-type="float">
            <text:p>13</text:p>
          </table:table-cell>
          <table:table-cell table:style-name="ce2" table:formula="of:=AND(NOT(OR(XOR([.B17];[.C17]);AND([.A17];[.B17])));[.D17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*[.D18]+2*[.C18]+4*[.B18]+8*[.A18]" office:value-type="float" office:value="14" calcext:value-type="float">
            <text:p>14</text:p>
          </table:table-cell>
          <table:table-cell table:style-name="ce2" table:formula="of:=AND(NOT(OR(XOR([.B18];[.C18]);AND([.A18];[.B18])));[.D18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1*[.D19]+2*[.C19]+4*[.B19]+8*[.A19]" office:value-type="float" office:value="15" calcext:value-type="float">
            <text:p>15</text:p>
          </table:table-cell>
          <table:table-cell table:style-name="ce2" table:formula="of:=AND(NOT(OR(XOR([.B19];[.C19]);AND([.A19];[.B19])));[.D19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((x2 xor x3) or (x2 and x1)) and x4</text:p>
          </table:table-cell>
          <table:table-cell table:number-columns-repeated="5"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x1x2/x3x4</text:p>
          </table:table-cell>
          <table:table-cell office:value-type="string" calcext:value-type="string">
            <text:p>“00”</text:p>
          </table:table-cell>
          <table:table-cell office:value-type="string" calcext:value-type="string">
            <text:p>“01”</text:p>
          </table:table-cell>
          <table:table-cell office:value-type="string" calcext:value-type="string">
            <text:p>“10”</text:p>
          </table:table-cell>
          <table:table-cell office:value-type="string" calcext:value-type="string">
            <text:p>“11”</text:p>
          </table:table-cell>
          <table:table-cell/>
        </table:table-row>
        <table:table-row table:style-name="ro1">
          <table:table-cell office:value-type="string" calcext:value-type="string">
            <text:p>“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“01”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“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“11”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1 and x4</text:p>
          </table:table-cell>
          <table:table-cell/>
          <table:table-cell office:value-type="string" calcext:value-type="string">
            <text:p>x2 and x3 and x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1:27:58.564421817</meta:creation-date>
    <dc:date>2016-12-13T18:10:10.614637818</dc:date>
    <meta:editing-duration>PT7M12S</meta:editing-duration>
    <meta:editing-cycles>3</meta:editing-cycles>
    <meta:generator>LibreOffice/5.2.3.3$Linux_X86_64 LibreOffice_project/20$Build-3</meta:generator>
    <meta:document-statistic meta:table-count="1" meta:cell-count="133" meta:object-count="0"/>
  </office:meta>
</office:document-meta>
</file>